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.8500003814697pt" style:font-size-asian="20pt" style:font-size-complex="22.8500003814697pt"/>
    </style:style>
    <style:style style:name="P2" style:family="paragraph" style:parent-style-name="Standard">
      <style:paragraph-properties fo:text-align="start" style:justify-single-word="false"/>
      <style:text-properties fo:font-size="18.25pt" style:font-size-asian="16pt" style:font-size-complex="18.25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paragraph-rsid="0019bd26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paragraph-rsid="001b6fe3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paragraph-rsid="001ce299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c9211e" fo:font-size="18.25pt" style:font-size-asian="16pt" style:font-size-complex="18.25pt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c9211e" fo:font-size="16pt" style:font-size-asian="14pt" style:font-size-complex="16pt"/>
    </style:style>
    <style:style style:name="T4" style:family="text">
      <style:text-properties fo:color="#c9211e" fo:font-size="16pt" officeooo:rsid="00180111" style:font-size-asian="14pt" style:font-size-complex="16pt"/>
    </style:style>
    <style:style style:name="T5" style:family="text">
      <style:text-properties fo:color="#c9211e"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08410035 鄭x辰</text:p>
      <text:p text:style-name="P2">為方便說明 以下是反組譯後結果 </text:p>
      <text:p text:style-name="P3">4<text:tab/>int main(int argc, char** argv) {</text:p>
      <text:p text:style-name="P3"><text:s text:c="3"/>0x0000000000401d35 &lt;+0&gt;:<text:tab/>endbr64 </text:p>
      <text:p text:style-name="P3"><text:s text:c="3"/>0x0000000000401d39 &lt;+4&gt;:<text:tab/>push <text:s text:c="2"/>%rbp</text:p>
      <text:p text:style-name="P3"><text:s text:c="3"/>0x0000000000401d3a &lt;+5&gt;:<text:tab/>mov <text:s text:c="3"/>%rsp,%rbp</text:p>
      <text:p text:style-name="P3"><text:s text:c="3"/>0x0000000000401d3d &lt;+8&gt;:<text:tab/>push <text:s text:c="2"/>%rbx<text:tab/><text:tab/></text:p>
      <text:p text:style-name="P3"><text:s text:c="3"/>0x0000000000401d3e &lt;+9&gt;:<text:tab/>sub <text:s text:c="3"/>$0x38,%rsp<text:tab/></text:p>
      <text:p text:style-name="P4"><text:s text:c="3"/>0x0000000000401d42 &lt;+13&gt;:<text:tab/>mov <text:s text:c="3"/>%edi,-0x34(%rbp)</text:p>
      <text:p text:style-name="P4"><text:span text:style-name="T4">此區塊把區域變數放進stack中</text:span></text:p>
      <text:p text:style-name="P4"><text:span text:style-name="T4">rbp指向的是stack的底部</text:span></text:p>
      <text:p text:style-name="P3"><text:s text:c="3"/>0x0000000000401d45 &lt;+16&gt;:<text:tab/>mov <text:s text:c="3"/>%rsi,-0x40(%rbp)</text:p>
      <text:p text:style-name="P3"><text:s text:c="3"/>0x0000000000401d49 &lt;+20&gt;:<text:tab/>mov <text:s text:c="3"/>%fs:0x28,%rax</text:p>
      <text:p text:style-name="P3"><text:s text:c="3"/>0x0000000000401d52 &lt;+29&gt;:<text:tab/>mov <text:s text:c="3"/>%rax,-0x18(%rbp)</text:p>
      <text:p text:style-name="P3"><text:s text:c="3"/>0x0000000000401d56 &lt;+33&gt;:<text:tab/>xor <text:s text:c="3"/>%eax,%eax</text:p>
      <text:p text:style-name="P3"/>
      <text:p text:style-name="P3">5<text:tab/> <text:s text:c="3"/>long ret;</text:p>
      <text:p text:style-name="P3">6<text:tab/> <text:s text:c="3"/>char ch;</text:p>
      <text:p text:style-name="P3">7<text:tab/> <text:s text:c="3"/>long len=1;</text:p>
      <text:p text:style-name="P3"><text:s text:c="3"/>0x0000000000401d58 &lt;+35&gt;:<text:tab/>movq <text:s text:c="2"/>$0x1,-0x20(%rbp) <text:span text:style-name="T3">把1放進len所在的位置</text:span></text:p>
      <text:p text:style-name="P3"/>
      <text:p text:style-name="P3">8<text:tab/> <text:s text:c="3"/>printf("使用 'syscall' 呼叫system call\n");</text:p>
      <text:p text:style-name="P3"><text:s text:c="3"/>0x0000000000401d60 &lt;+43&gt;:<text:tab/>lea <text:s text:c="3"/>0x932a1(%rip),%rdi <text:s text:c="7"/># 0x495008 </text:p>
      <text:p text:style-name="P3"><text:span text:style-name="T3">準備printf 的資料（實際呼叫puts）</text:span></text:p>
      <text:p text:style-name="P3"><text:s text:c="3"/>0x0000000000401d67 &lt;+50&gt;:<text:tab/>callq <text:s/>0x418920 &lt;puts&gt;<text:span text:style-name="T3"> 0x418920是puts所在的位置</text:span></text:p>
      <text:p text:style-name="P3"/>
      <text:p text:style-name="P3">9<text:tab/> <text:s text:c="3"/>__asm__ volatile ( </text:p>
      <text:p text:style-name="P3"><text:s text:c="3"/>0x0000000000401d6c &lt;+55&gt;:<text:tab/>lea <text:s text:c="3"/>-0x29(%rbp),%rsi</text:p>
      <text:p text:style-name="P7">這一段做我們行內組語的內容</text:p>
      <text:p text:style-name="P3"><text:s text:c="3"/>0x0000000000401d70 &lt;+59&gt;:<text:tab/>mov <text:s text:c="3"/>$0x0,%rax <text:s/><text:span text:style-name="T3">0放進rax</text:span></text:p>
      <text:p text:style-name="P5"><text:s text:c="3"/>0x0000000000401d77 &lt;+66&gt;:<text:tab/>mov <text:s text:c="3"/>$0x0,%rdi <text:span text:style-name="T3">0放進rdi</text:span></text:p>
      <text:p text:style-name="P5"><text:s text:c="3"/>0x0000000000401d7e &lt;+73&gt;:<text:tab/>mov <text:s text:c="3"/>%rsi,%rsi </text:p>
      <text:p text:style-name="P5"><text:span text:style-name="T3">什麼都沒做（實際上把＆ch放進rdi）</text:span></text:p>
      <text:p text:style-name="P3"><text:s text:c="3"/>0x0000000000401d81 &lt;+76&gt;:<text:tab/>mov <text:s text:c="3"/>-0x20(%rbp),%rdx <text:span text:style-name="T3">len放進rdx</text:span></text:p>
      <text:p text:style-name="P3"><text:s text:c="3"/>0x0000000000401d85 &lt;+80&gt;:<text:tab/>syscall <text:s/><text:span text:style-name="T5">system c</text:span><text:span text:style-name="T3">all <text:s/>read</text:span></text:p>
      <text:p text:style-name="P5"><text:s text:c="3"/>0x0000000000401d87 &lt;+82&gt;:<text:tab/>mov <text:s text:c="3"/>%rax,-0x28(%rbp) </text:p>
      <text:p text:style-name="P5"><text:span text:style-name="T3">把return值（rax）放進ret所在位置</text:span></text:p>
      <text:p text:style-name="P3">10<text:tab/> <text:s text:c="7"/>"mov $0, %%rax\n" <text:s text:c="2"/>//system call number</text:p>
      <text:p text:style-name="P3">11<text:tab/> <text:s text:c="7"/>"mov $0, %%rdi\n" <text:s text:c="2"/>//stderr</text:p>
      <text:p text:style-name="P3">12<text:tab/> <text:s text:c="7"/>"mov %1, %%rsi\n" <text:s text:c="2"/>//</text:p>
      <text:p text:style-name="P3">13<text:tab/> <text:s text:c="7"/>"mov %2, %%rdx\n"</text:p>
      <text:p text:style-name="P3">14<text:tab/> <text:s text:c="7"/>"syscall\n"</text:p>
      <text:p text:style-name="P3">15<text:tab/> <text:s text:c="7"/>"mov %%rax, %0\n"</text:p>
      <text:p text:style-name="P3">16<text:tab/> <text:s text:c="7"/>: <text:s/>"=m"(ret)</text:p>
      <text:p text:style-name="P3"><text:soft-page-break/>17<text:tab/> <text:s text:c="7"/>: "g" (&amp;ch), "g" (len)</text:p>
      <text:p text:style-name="P3">18<text:tab/> <text:s text:c="7"/>: "rax", "rbx", "rcx", "rdx");</text:p>
      <text:p text:style-name="P3">19<text:tab/> <text:s text:c="3"/>printf("回傳值是：%ld\n", ret);</text:p>
      <text:p text:style-name="P3"><text:s text:c="3"/>0x0000000000401d8b &lt;+86&gt;:<text:tab/>mov <text:s text:c="3"/>-0x28(%rbp),%rax <text:span text:style-name="T3">把ret放進rax作為參數</text:span></text:p>
      <text:p text:style-name="P3"><text:s text:c="3"/>0x0000000000401d8f &lt;+90&gt;:<text:tab/>mov <text:s text:c="3"/>%rax,%rsi</text:p>
      <text:p text:style-name="P3"><text:s text:c="3"/>0x0000000000401d92 &lt;+93&gt;:<text:tab/>lea <text:s text:c="3"/>0x93292(%rip),%rdi <text:s text:c="7"/># 0x49502b</text:p>
      <text:p text:style-name="P6"><text:span text:style-name="T3">準備printf 的資料</text:span></text:p>
      <text:p text:style-name="P3"><text:s text:c="3"/>0x0000000000401d99 &lt;+100&gt;:<text:tab/>mov <text:s text:c="3"/>$0x0,%eax</text:p>
      <text:p text:style-name="P6"><text:s text:c="3"/>0x0000000000401d9e &lt;+105&gt;:<text:tab/>callq <text:s/>0x410c60 &lt;printf&gt;<text:span text:style-name="T3">0x418920是printf所在位置</text:span></text:p>
      <text:p text:style-name="P3"/>
      <text:p text:style-name="P3">20<text:tab/> <text:s text:c="3"/>printf("讀入的字元為\" %c \"\n",ch);</text:p>
      <text:p text:style-name="P3"><text:s text:c="3"/>0x0000000000401da3 &lt;+110&gt;:<text:tab/>movzbl -0x29(%rbp),%eax</text:p>
      <text:p text:style-name="P3"><text:s text:c="3"/>0x0000000000401da7 &lt;+114&gt;:<text:tab/>movsbl %al,%eax</text:p>
      <text:p text:style-name="P3"><text:s text:c="3"/>0x0000000000401daa &lt;+117&gt;:<text:tab/>mov <text:s text:c="3"/>%eax,%esi<text:span text:style-name="T3">這一塊也是準備printf資料並呼叫</text:span></text:p>
      <text:p text:style-name="P3"><text:s text:c="3"/>0x0000000000401dac &lt;+119&gt;:<text:tab/>lea <text:s text:c="3"/>0x9328c(%rip),%rdi <text:s text:c="7"/># 0x49503f</text:p>
      <text:p text:style-name="P3"><text:s text:c="3"/>0x0000000000401db3 &lt;+126&gt;:<text:tab/>mov <text:s text:c="3"/>$0x0,%eax</text:p>
      <text:p text:style-name="P3"><text:s text:c="3"/>0x0000000000401db8 &lt;+131&gt;:<text:tab/>callq <text:s/>0x410c60 &lt;printf&gt;</text:p>
      <text:p text:style-name="P3"><text:s text:c="3"/>0x0000000000401dbd &lt;+136&gt;:<text:tab/>mov <text:s text:c="3"/>$0x0,%eax</text:p>
      <text:p text:style-name="P3"/>
      <text:p text:style-name="P3">21<text:tab/>}</text:p>
      <text:p text:style-name="P3"><text:s text:c="3"/>0x0000000000401dc2 &lt;+141&gt;:<text:tab/>mov <text:s text:c="3"/>-0x18(%rbp),%rdx</text:p>
      <text:p text:style-name="P3"><text:s text:c="3"/>0x0000000000401dc6 &lt;+145&gt;:<text:tab/>xor <text:s text:c="3"/>%fs:0x28,%rdx</text:p>
      <text:p text:style-name="P3"><text:s text:c="3"/>0x0000000000401dcf &lt;+154&gt;:<text:tab/>je <text:s text:c="4"/>0x401dd6 &lt;main+161&gt;</text:p>
      <text:p text:style-name="P3"><text:s text:c="3"/>0x0000000000401dd1 &lt;+156&gt;:<text:tab/>callq <text:s/>0x4544f0 &lt;__stack_chk_fail_local&gt;</text:p>
      <text:p text:style-name="P3"><text:s text:c="3"/>0x0000000000401dd6 &lt;+161&gt;:<text:tab/>add <text:s text:c="3"/>$0x38,%rsp</text:p>
      <text:p text:style-name="P3"><text:s text:c="3"/>0x0000000000401dda &lt;+165&gt;:<text:tab/>pop <text:s text:c="3"/>%rbx</text:p>
      <text:p text:style-name="P3"><text:s text:c="3"/>0x0000000000401ddb &lt;+166&gt;:<text:tab/>pop <text:s text:c="3"/>%rbp</text:p>
      <text:p text:style-name="P3"><text:s text:c="3"/>0x0000000000401ddc &lt;+167&gt;:<text:tab/>retq 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15:59:07.924862431</meta:creation-date>
    <dc:date>2021-10-19T17:25:47.869360387</dc:date>
    <meta:editing-duration>PT4M38S</meta:editing-duration>
    <meta:editing-cycles>1</meta:editing-cycles>
    <meta:document-statistic meta:table-count="0" meta:image-count="0" meta:object-count="0" meta:page-count="2" meta:paragraph-count="67" meta:word-count="422" meta:character-count="2785" meta:non-whitespace-character-count="2228"/>
    <meta:generator>LibreOffice/6.4.5.2$Linux_X86_64 LibreOffice_project/40$Build-2</meta:generator>
  </office:meta>
</office:document-meta>
</file>